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Times new roman" fo:font-size="11.25pt" fo:letter-spacing="normal" fo:language="de" fo:country="DE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Times new roman" fo:language="de" fo:country="DE" officeooo:rsid="0005d766" officeooo:paragraph-rsid="0005d766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language="de" fo:country="DE" officeooo:rsid="00060ab4" officeooo:paragraph-rsid="00060ab4"/>
    </style:style>
    <style:style style:name="T1" style:family="text">
      <style:text-properties fo:font-variant="normal" fo:text-transform="none" fo:color="#ff0000" fo:font-size="11.2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ff0000" style:font-name="Times new roman" fo:font-size="11.2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ff0000" style:font-name="Times new roman" fo:font-size="11.25pt" fo:letter-spacing="normal" fo:font-style="normal" fo:font-weight="normal" officeooo:rsid="00067a3f" loext:padding="0in" loext:border="none"/>
    </style:style>
    <style:style style:name="T4" style:family="text">
      <style:text-properties officeooo:rsid="00060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geehrter Herr Direktor Henrik Höhrmann!</text:p>
      <text:p text:style-name="P1">Auf der Homepage vom 11.6.201<text:span text:style-name="T4">7</text:span> habe ich erfahren, dass sie für die Saison 201<text:span text:style-name="T4">7</text:span>   600 Saisonarbeiterjobs  anbieten. Da Legoland mein Lieblingsvergnügungspark ist, möchte ich mich gerne bei Ihnen um einen dieser Jobs bewerben.</text:p>
      <text:p text:style-name="P1">Zurzeit besuche ich die 8. Klasse in Bramdrup Schule in Kolding, die ich im Sommer 201<text:span text:style-name="T4">7</text:span> erfolgreich verlassen werde.</text:p>
      <text:p text:style-name="P3"><text:span text:style-name="T2">In meiner Freizeit ich bin programmieren, </text:span><text:span text:style-name="T3">und ich liebe nue und schwierig Projekt. In meiner Freiziet ich auch <text:s/>bin Arbeiten mit Elektronik. </text:span></text:p>
      <text:p text:style-name="P1">Ansonsten stehe ich allem Neuen sehr aufgeschlossen und mit großem Interesse gegenüber.</text:p>
      <text:p text:style-name="P1">Sollten Sie neugierig auf mich geworden sein, so freue ich mich auf eine Einladung zu einem persönlichen Gespräch.</text:p>
      <text:p text:style-name="P1">Mit freundlichen Grüßen</text:p>
      <text:p text:style-name="P2"><text:span text:style-name="T1">Kasper Læssø Sørens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2:38:07.874360873</meta:creation-date>
    <dc:date>2017-05-03T13:07:20.175680818</dc:date>
    <meta:editing-duration>PT8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6" meta:character-count="771" meta:non-whitespace-character-count="657"/>
  </office:meta>
</office:document-meta>
</file>